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isi-creep:</text:p>
      <text:p text:style-name="Standard"/>
      <text:p text:style-name="Standard">permanently invisible. Periodically becomes visible when within certain radius of player, or while player shines upgraded flashlight at it.</text:p>
      <text:p text:style-name="Standard"/>
      <text:p text:style-name="Standard">When player is detected, moves to a random point within a radius of the player, then repeats with a smaller radius untill the player become the target of movement, after which it simply charges the player at high speed.</text:p>
      <text:p text:style-name="Standard"/>
      <text:p text:style-name="Standard">Melee attacks: tackle</text:p>
      <text:p text:style-name="Standard">Ranged attacks: none</text:p>
      <text:p text:style-name="Standard">special active abilities: none</text:p>
      <text:p text:style-name="Standard"/>
      <text:p text:style-name="Standard"/>
      <text:p text:style-name="P1">Basicreep:</text:p>
      <text:p text:style-name="Standard"/>
      <text:p text:style-name="Standard">patrols around areas, nothing remarkable. Tries to walk up to the player and beat them into submission. Attacking before it completes its attack animation stops it.</text:p>
      <text:p text:style-name="Standard"/>
      <text:p text:style-name="Standard">Melee attacks: punching</text:p>
      <text:p text:style-name="Standard">Ranged attacks: none</text:p>
      <text:p text:style-name="Standard">special active abilities: none</text:p>
      <text:p text:style-name="Standard"/>
      <text:p text:style-name="P1">Trap-creep:</text:p>
      <text:p text:style-name="Standard"/>
      <text:p text:style-name="Standard">periodically leaves various malevolent splotches on the ground, that slow or immobilize the player or reduce vision or other ways to hamper the player when stepped on.</text:p>
      <text:p text:style-name="Standard"/>
      <text:p text:style-name="Standard">Tries to stay away from the player as much as possible, unless the player is affected by one of its traps.</text:p>
      <text:p text:style-name="Standard">When assaulting the player, uses melee attacks at a bit longer range than others.</text:p>
      <text:p text:style-name="Standard"/>
      <text:p text:style-name="Standard">Though slower than the player, chasing it would guarantee bcoming trapped. Using ranged attacks or making it back itself into a corner would be the best way of dealing with it</text:p>
      <text:p text:style-name="Standard"/>
      <text:p text:style-name="Standard">Melee attacks: tentacles</text:p>
      <text:p text:style-name="Standard">Ranged attacks: none</text:p>
      <text:p text:style-name="Standard">special active abilities: goo traps</text:p>
      <text:p text:style-name="Standard"/>
      <text:p text:style-name="P1">Spitting-creep:</text:p>
      <text:p text:style-name="Standard"/>
      <text:p text:style-name="Standard">ranged version of the basicreep.</text:p>
      <text:p text:style-name="Standard"/>
      <text:p text:style-name="Standard">Projectiles are fairly dodgeable and it has no melee attack, making it a lot less dangerous in close combat. Just like the basicreep, its attacks are interrupted by damage.</text:p>
      <text:p text:style-name="Standard"/>
      <text:p text:style-name="Standard">Melee attacks: none</text:p>
      <text:p text:style-name="Standard">Ranged attacks: acidic goo</text:p>
      <text:p text:style-name="Standard">special active abilities: none</text:p>
      <text:p text:style-name="Standard"/>
      <text:p text:style-name="Standard"/>
      <text:p text:style-name="Standard"/>
      <text:p text:style-name="P1"><text:soft-page-break/>Hulking creep:</text:p>
      <text:p text:style-name="P1"><text:span text:style-name="T1"/></text:p>
      <text:p text:style-name="P1"><text:span text:style-name="T1">slow, hulking version of the basicreep – very dangerous to get hit by. Disposing of takes a long time. Running away is usually a better idea than dealing with them.</text:span></text:p>
      <text:p text:style-name="P1"><text:span text:style-name="T1"/></text:p>
      <text:p text:style-name="P1"><text:span text:style-name="T1">Immune to damage from the front and has a slow turn rate. Sneak attacks and flanking work best.</text:span></text:p>
      <text:p text:style-name="P1"><text:span text:style-name="T1"/></text:p>
      <text:p text:style-name="Standard">Melee attacks: Slam</text:p>
      <text:p text:style-name="Standard">Ranged attacks: none</text:p>
      <text:p text:style-name="P1"><text:span text:style-name="T1">special active abilities: none</text:span></text:p>
      <text:p text:style-name="P1"><text:span text:style-name="T1"/></text:p>
      <text:p text:style-name="P1">Infected plant:</text:p>
      <text:p text:style-name="P1"><text:span text:style-name="T1"/></text:p>
      <text:p text:style-name="P1"><text:span text:style-name="T1">Stationary, tries to grapple the player when close.</text:span></text:p>
      <text:p text:style-name="P1"><text:span text:style-name="T1">Indistinguishable from other plants in the environment until striking. Can be revealed as such with the upgraded flashlight.</text:span></text:p>
      <text:p text:style-name="P1"><text:span text:style-name="T1"/></text:p>
      <text:p text:style-name="P1"><text:span text:style-name="T1">Except for having slightly faster animations and a melee attack in addition to a ranged attack, dealing with it is much the same as a spitting creep.</text:span></text:p>
      <text:p text:style-name="P1"><text:span text:style-name="T1"/></text:p>
      <text:p text:style-name="Standard">Melee attacks: vines</text:p>
      <text:p text:style-name="Standard">Ranged attacks: spits seeds when revealed.</text:p>
      <text:p text:style-name="P1"><text:span text:style-name="T1">special active abilities: n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18S</meta:editing-duration>
    <meta:editing-cycles>14</meta:editing-cycles>
    <meta:generator>OpenOffice/4.1.1$Win32 OpenOffice.org_project/411m6$Build-9775</meta:generator>
    <dc:date>2016-11-24T15:48:36.77</dc:date>
    <dc:creator>Quincy Wijnhard</dc:creator>
    <meta:document-statistic meta:table-count="0" meta:image-count="0" meta:object-count="0" meta:page-count="2" meta:paragraph-count="38" meta:word-count="385" meta:character-count="2375"/>
    <meta:user-defined meta:name="Info 1"/>
    <meta:user-defined meta:name="Info 2"/>
    <meta:user-defined meta:name="Info 3"/>
    <meta:user-defined meta:name="Info 4"/>
  </office:meta>
</office:document-meta>
</file>